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LL TIMES" svg:font-family="'aLL TIME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LL TIMES" officeooo:rsid="00122cc2" officeooo:paragraph-rsid="00095db1"/>
    </style:style>
    <style:style style:name="P2" style:family="paragraph" style:parent-style-name="Standard">
      <style:text-properties style:font-name="aLL TIMES" fo:font-weight="bold" officeooo:rsid="00122cc2" officeooo:paragraph-rsid="00095db1" style:font-weight-asian="bold" style:font-weight-complex="bold"/>
    </style:style>
    <style:style style:name="P3" style:family="paragraph" style:parent-style-name="Standard">
      <style:text-properties style:font-name="aLL TIMES" fo:font-weight="bold" officeooo:rsid="0013c913" officeooo:paragraph-rsid="00095db1" style:font-weight-asian="bold" style:font-weight-complex="bold"/>
    </style:style>
    <style:style style:name="P4" style:family="paragraph" style:parent-style-name="Standard">
      <style:text-properties style:font-name="aLL TIMES" fo:font-weight="bold" officeooo:rsid="0014162b" officeooo:paragraph-rsid="00095db1" style:font-weight-asian="bold" style:font-weight-complex="bold"/>
    </style:style>
    <style:style style:name="P5" style:family="paragraph" style:parent-style-name="Standard">
      <style:text-properties style:font-name="aLL TIMES" fo:font-weight="bold" officeooo:rsid="00150741" officeooo:paragraph-rsid="00095db1" style:font-weight-asian="bold" style:font-weight-complex="bold"/>
    </style:style>
    <style:style style:name="P6" style:family="paragraph" style:parent-style-name="Standard">
      <style:text-properties style:font-name="aLL TIMES" officeooo:rsid="00177198" officeooo:paragraph-rsid="00095db1"/>
    </style:style>
    <style:style style:name="P7" style:family="paragraph" style:parent-style-name="Standard">
      <style:text-properties style:font-name="aLL TIMES" officeooo:rsid="0013c913" officeooo:paragraph-rsid="00095db1"/>
    </style:style>
    <style:style style:name="P8" style:family="paragraph" style:parent-style-name="Standard">
      <style:text-properties style:font-name="aLL TIMES" officeooo:rsid="0014162b" officeooo:paragraph-rsid="00095db1"/>
    </style:style>
    <style:style style:name="P9" style:family="paragraph" style:parent-style-name="Standard">
      <style:text-properties style:font-name="aLL TIMES" officeooo:rsid="00150741" officeooo:paragraph-rsid="00095db1"/>
    </style:style>
    <style:style style:name="P10" style:family="paragraph" style:parent-style-name="Standard">
      <style:text-properties style:font-name="aLL TIMES" officeooo:rsid="00095db1" officeooo:paragraph-rsid="00095db1"/>
    </style:style>
    <style:style style:name="P11" style:family="paragraph" style:parent-style-name="Standard">
      <style:text-properties style:font-name="aLL TIMES" officeooo:rsid="000c90b0" officeooo:paragraph-rsid="000c90b0"/>
    </style:style>
    <style:style style:name="P12" style:family="paragraph" style:parent-style-name="Standard">
      <style:text-properties officeooo:rsid="00122cc2" officeooo:paragraph-rsid="00095d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8509"/>
    </style:style>
    <style:style style:name="T3" style:family="text">
      <style:text-properties style:font-name="aLL TIMES"/>
    </style:style>
    <style:style style:name="T4" style:family="text">
      <style:text-properties style:font-name="aLL TIMES" officeooo:rsid="00095db1"/>
    </style:style>
    <style:style style:name="T5" style:family="text">
      <style:text-properties officeooo:rsid="00177198"/>
    </style:style>
    <style:style style:name="T6" style:family="text">
      <style:text-properties officeooo:rsid="0013c913"/>
    </style:style>
    <style:style style:name="T7" style:family="text">
      <style:text-properties officeooo:rsid="00095db1"/>
    </style:style>
    <style:style style:name="T8" style:family="text">
      <style:text-properties officeooo:rsid="000c90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8"/><text:span text:style-name="T1">CURRICULUM VITAE</text:span></text:p>
      <text:p text:style-name="P1"/>
      <text:p text:style-name="P2">PERSONAL <text:span text:style-name="T2">INFORMATION</text:span></text:p>
      <text:p text:style-name="P1"/>
      <text:p text:style-name="P1">NAME <text:s text:c="46"/>:<text:span text:style-name="T7">IAN SHEM NYONGESA</text:span></text:p>
      <text:p text:style-name="P1"/>
      <text:p text:style-name="P1">id No. <text:s text:c="46"/>:<text:span text:style-name="T7">WAITING CARD</text:span></text:p>
      <text:p text:style-name="P6"/>
      <text:p text:style-name="P6">RELIGION <text:s text:c="39"/>:CHRISTIAN</text:p>
      <text:p text:style-name="P1"/>
      <text:p text:style-name="P1">GENDER <text:s text:c="41"/>:MALE</text:p>
      <text:p text:style-name="P1"/>
      <text:p text:style-name="P1">MARITAL STATUS <text:s text:c="28"/>: <text:s/>SINGLE</text:p>
      <text:p text:style-name="P1"/>
      <text:p text:style-name="P1">NATIONALITY <text:s text:c="33"/>:KENYAN</text:p>
      <text:p text:style-name="P1"/>
      <text:p text:style-name="P1">LANGUAGE <text:s text:c="37"/>: <text:s/>FLUENTLY IN KISWAHILI AND ENGLISH</text:p>
      <text:p text:style-name="P1"/>
      <text:p text:style-name="P1">CONTACTS</text:p>
      <text:p text:style-name="P1">PHONE NO. <text:s text:c="37"/>:079<text:span text:style-name="T7">0022151</text:span></text:p>
      <text:p text:style-name="P12"><text:span text:style-name="T3">EMAIL <text:s text:c="46"/>:</text:span><text:span text:style-name="T4">shemian092</text:span><text:a xlink:type="simple" xlink:href="mailto:eddykhamala@gmail.com" text:style-name="Internet_20_link" text:visited-style-name="Visited_20_Internet_20_Link"><text:span text:style-name="T3">@gmail.com</text:span></text:a></text:p>
      <text:p text:style-name="P1"/>
      <text:p text:style-name="P1"/>
      <text:p text:style-name="P2">C<text:span text:style-name="T5">AREER OBJECTIVE</text:span></text:p>
      <text:p text:style-name="P1"/>
      <text:p text:style-name="P1"><text:span text:style-name="T2">T</text:span>o be part of the <text:span text:style-name="T6">professional </text:span><text:s/>team and <text:s/><text:span text:style-name="T6">be </text:span>able to <text:span text:style-name="T6">realize my potential and skills to the fullest by</text:span> <text:span text:style-name="T6">s</text:span>upport<text:span text:style-name="T6">ing the team to achieve</text:span> the <text:span text:style-name="T6">organization’s objectives and goals.</text:span></text:p>
      <text:p text:style-name="P6"/>
      <text:p text:style-name="P3">EDUCATION <text:span text:style-name="T2">BACKGROUND</text:span></text:p>
      <text:p text:style-name="P7"/>
      <text:p text:style-name="P8">20<text:span text:style-name="T7">20</text:span>TO CURRENT <text:s text:c="6"/>: <text:span text:style-name="T7">MORINGA SCHOOL</text:span> pursuing <text:span text:style-name="T7">website development</text:span></text:p>
      <text:p text:style-name="P8">201<text:span text:style-name="T7">6</text:span>-201<text:span text:style-name="T7">9</text:span> <text:s text:c="17"/>:<text:span text:style-name="T7">Saint MARYS YALA </text:span></text:p>
      <text:p text:style-name="P8">200<text:span text:style-name="T7">8</text:span>-201<text:span text:style-name="T7">5</text:span> <text:s text:c="17"/>:<text:span text:style-name="T7">Saint Erastus preparatory school</text:span></text:p>
      <text:p text:style-name="P8"/>
      <text:p text:style-name="P8"/>
      <text:p text:style-name="P4">SKILLS</text:p>
      <text:p text:style-name="P8"/>
      <text:p text:style-name="P8">Information technology(I.T)</text:p>
      <text:p text:style-name="P11">Drama</text:p>
      <text:p text:style-name="P8">leadership</text:p>
      <text:p text:style-name="P8"/>
      <text:p text:style-name="P4">PERSONAL INTEREST</text:p>
      <text:p text:style-name="P8"/>
      <text:p text:style-name="P8">Teamwork</text:p>
      <text:p text:style-name="P11">Cooperative</text:p>
      <text:p text:style-name="P11">Mentor-ship</text:p>
      <text:p text:style-name="P8"/>
      <text:p text:style-name="P4">WORKING EXPERIENCE</text:p>
      <text:p text:style-name="P8"/>
      <text:p text:style-name="P10">M-pesa agent <text:s text:c="16"/>: <text:s/><text:span text:style-name="T8">December to January 2020</text:span></text:p>
      <text:p text:style-name="P9"/>
      <text:p text:style-name="P9"><text:soft-page-break/></text:p>
      <text:p text:style-name="P5">REFEREE</text:p>
      <text:p text:style-name="P9"/>
      <text:p text:style-name="P9"/>
      <text:p text:style-name="P9">Mr <text:span text:style-name="T8">Peter</text:span></text:p>
      <text:p text:style-name="P9">p.o box <text:s/><text:span text:style-name="T8">660 Kanduyi. Bungoma</text:span></text:p>
      <text:p text:style-name="P9">phone no. 07<text:span text:style-name="T8">18566365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LL TIMES" svg:font-family="'aLL TIME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00:37:26.602639031</meta:creation-date>
    <dc:date>2020-06-01T08:50:46.598970353</dc:date>
    <meta:editing-duration>PT9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116" meta:character-count="1259" meta:non-whitespace-character-count="721"/>
  </office:meta>
</office:document-meta>
</file>